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actoryHandler.decommission( final Objec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FactoryHandler.AbstractFactoryHandler( ComponentInfo info , Compon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